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2000002844EFB60B258267F5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show-uni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25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34cm" svg:height="17.04cm" svg:x="1.582cm" svg:y="6.329cm">
          <draw:image xlink:href="Pictures/10000000000002A2000002844EFB60B258267F58.png" xlink:type="simple" xlink:show="embed" xlink:actuate="onLoad">
            <text:p/>
          </draw:image>
        </draw:frame>
        <draw:measure draw:style-name="gr2" draw:text-style-name="P2" draw:layer="measurelines" svg:x1="13.954cm" svg:y1="9.001cm" svg:x2="13.954cm" svg:y2="20.177cm">
          <text:p text:style-name="P2"><text:span text:style-name="T1"><text:measure text:kind="gap"/></text:span><text:span text:style-name="T1">L=20R</text:span><text:span text:style-name="T2">w</text:span></text:p>
        </draw:measure>
        <draw:measure draw:style-name="gr3" draw:text-style-name="P3" draw:layer="measurelines" svg:x1="8.366cm" svg:y1="21.648cm" svg:x2="13.954cm" svg:y2="21.648cm">
          <text:p text:style-name="P3">w=10R<text:span text:style-name="T3">w</text:span></text:p>
        </draw:measure>
        <draw:line draw:style-name="gr4" draw:text-style-name="P1" draw:layer="layout" svg:x1="11.16cm" svg:y1="14.589cm" svg:x2="11.541cm" svg:y2="14.208cm">
          <text:p/>
        </draw:line>
        <draw:frame draw:style-name="gr5" draw:text-style-name="P4" draw:layer="layout" svg:width="1.143cm" svg:height="0.826cm" svg:x="10.585cm" svg:y="14.327cm">
          <draw:text-box>
            <text:p>R<text:span text:style-name="T3">w</text:span></text:p>
          </draw:text-box>
        </draw:frame>
        <draw:line draw:style-name="gr6" draw:text-style-name="P1" draw:layer="layout" svg:x1="5.826cm" svg:y1="9.255cm" svg:x2="5.826cm" svg:y2="12.43cm">
          <text:p/>
        </draw:line>
        <draw:frame draw:style-name="gr7" draw:text-style-name="P4" draw:layer="layout" svg:width="2.363cm" svg:height="1.875cm" svg:x="6.003cm" svg:y="10.271cm">
          <draw:text-box>
            <text:p>U<text:span text:style-name="T3">0</text:span><text:span text:style-name="T4"> , H</text:span><text:span text:style-name="T3">0</text:span></text:p>
            <text:p><text:span text:style-name="T3"/></text:p>
          </draw:text-box>
        </draw:frame>
        <draw:line draw:style-name="gr6" draw:text-style-name="P1" draw:layer="layout" svg:x1="4.429cm" svg:y1="21.32cm" svg:x2="4.429cm" svg:y2="19.034cm">
          <text:p/>
        </draw:line>
        <draw:line draw:style-name="gr6" draw:text-style-name="P1" draw:layer="layout" svg:x1="4.429cm" svg:y1="21.32cm" svg:x2="6.715cm" svg:y2="21.32cm">
          <text:p/>
        </draw:line>
        <draw:frame draw:style-name="gr8" draw:text-style-name="P4" draw:layer="layout" svg:width="1.016cm" svg:height="1.016cm" svg:x="5.699cm" svg:y="21.447cm">
          <draw:text-box>
            <text:p>x</text:p>
          </draw:text-box>
        </draw:frame>
        <draw:frame draw:style-name="gr9" draw:text-style-name="P4" draw:layer="layout" svg:width="0.762cm" svg:height="0.889cm" svg:x="3.54cm" svg:y="19.161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italic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 fo:font-style="italic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 fo:font-style="ital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2T12:37:30.851378345</dc:date>
    <meta:editing-duration>PT1H35M13S</meta:editing-duration>
    <meta:editing-cycles>5</meta:editing-cycles>
    <meta:generator>LibreOffice/5.1.6.2$Linux_X86_64 LibreOffice_project/10m0$Build-2</meta:generator>
    <meta:document-statistic meta:object-count="11"/>
  </office:meta>
</office:document-meta>
</file>